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286cm" svg:height="1.143cm" svg:x="6.715cm" svg:y="4.048cm">
          <text:p text:style-name="P1">People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54cm" svg:height="1.016cm" svg:x="4.81cm" svg:y="2.524cm">
          <text:p text:style-name="P2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667cm" svg:height="1.016cm" svg:x="7.985cm" svg:y="2.524cm">
          <text:p text:style-name="P2"><text:span text:style-name="T1">Addr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683cm" svg:height="2.54cm" svg:x="3.159cm" svg:y="6.842cm">
          <text:p text:style-name="P1">Mother O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3.81cm" svg:height="3.048cm" svg:x="12.684cm" svg:y="6.842cm">
          <text:p text:style-name="P1">Father O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4.064cm" svg:height="3.048cm" svg:x="7.731cm" svg:y="6.842cm">
          <text:p text:style-name="P1">Child o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7.858cm" svg:y1="5.191cm" svg:x2="6.842cm" svg:y2="8.112cm" draw:start-shape="id1" draw:start-glue-point="2" draw:end-shape="id2" draw:end-glue-point="7" svg:d="M7858 5191c0 1948-338 2921-1016 2921" svg:viewBox="0 0 1017 2922">
          <text:p text:style-name="P1">Child</text:p>
        </draw:connector>
        <draw:connector draw:style-name="gr3" draw:text-style-name="P1" draw:layer="layout" draw:type="curve" svg:x1="3.159cm" svg:y1="8.112cm" svg:x2="6.715cm" svg:y2="4.619cm" draw:start-shape="id2" draw:start-glue-point="5" draw:end-shape="id1" draw:end-glue-point="3" svg:d="M3159 8112c-753 0-2531-3493 3556-3493" svg:viewBox="0 0 4390 3494">
          <text:p text:style-name="P3">Mother</text:p>
        </draw:connector>
        <draw:connector draw:style-name="gr4" draw:text-style-name="P1" draw:layer="layout" draw:type="curve" svg:x1="7.858cm" svg:y1="5.191cm" svg:x2="9.763cm" svg:y2="6.842cm" draw:start-shape="id1" draw:start-glue-point="2" draw:end-shape="id3" draw:end-glue-point="4" svg:d="M7858 5191c0 1237 1905 412 1905 1651" svg:viewBox="0 0 1906 1652">
          <text:p/>
        </draw:connector>
        <draw:connector draw:style-name="gr4" draw:text-style-name="P1" draw:layer="layout" draw:type="curve" svg:x1="12.684cm" svg:y1="8.366cm" svg:x2="7.858cm" svg:y2="5.191cm" draw:start-shape="id4" draw:start-glue-point="5" draw:end-shape="id1" draw:end-glue-point="2" svg:d="M12684 8366c-3218 0-4826-1058-4826-3175" svg:viewBox="0 0 4827 3176">
          <text:p/>
        </draw:connector>
        <draw:connector draw:style-name="gr4" draw:text-style-name="P1" draw:layer="layout" draw:type="curve" svg:x1="7.858cm" svg:y1="5.191cm" svg:x2="9.763cm" svg:y2="6.842cm" draw:start-shape="id1" draw:start-glue-point="2" draw:end-shape="id3" svg:d="M7858 5191c0 1237 1905 412 1905 1651" svg:viewBox="0 0 1906 1652">
          <text:p/>
        </draw:connector>
        <draw:connector draw:style-name="gr4" draw:text-style-name="P1" draw:layer="layout" draw:type="curve" svg:x1="7.858cm" svg:y1="5.191cm" svg:x2="7.731cm" svg:y2="8.366cm" draw:start-shape="id1" draw:start-glue-point="2" draw:end-shape="id3" draw:end-glue-point="5" svg:d="M7858 5191c0 1237-314 1030-534 1515s-344 1660 407 1660" svg:viewBox="0 0 703 3176">
          <text:p/>
        </draw:connector>
        <draw:connector draw:style-name="gr5" draw:text-style-name="P1" draw:layer="layout" draw:type="curve" svg:x1="14.589cm" svg:y1="6.842cm" svg:x2="9.001cm" svg:y2="4.619cm" draw:start-shape="id4" draw:start-glue-point="4" draw:end-shape="id1" draw:end-glue-point="1" svg:d="M14589 6842c0-1482-1862-2223-5588-2223" svg:viewBox="0 0 5589 2224">
          <text:p/>
        </draw:connector>
        <draw:connector draw:style-name="gr4" draw:text-style-name="P1" draw:layer="layout" draw:type="line" svg:x1="6.08cm" svg:y1="3.54cm" svg:x2="7.858cm" svg:y2="4.048cm" draw:start-shape="id5" draw:start-glue-point="8" draw:end-shape="id1" draw:end-glue-point="0" svg:d="M6080 3540l1778 508" svg:viewBox="0 0 1779 509">
          <text:p/>
        </draw:connector>
        <draw:connector draw:style-name="gr4" draw:text-style-name="P1" draw:layer="layout" draw:type="line" svg:x1="9.319cm" svg:y1="3.54cm" svg:x2="7.858cm" svg:y2="4.048cm" draw:start-shape="id6" draw:start-glue-point="8" draw:end-shape="id1" draw:end-glue-point="0" svg:d="M9319 3540l-1461 508" svg:viewBox="0 0 1462 5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ent Berghmans</meta:initial-creator>
    <meta:creation-date>2014-05-05T14:56:34.594092865</meta:creation-date>
    <dc:date>2014-05-05T15:14:41.533372833</dc:date>
    <dc:creator>Brent Berghmans</dc:creator>
    <meta:editing-duration>PT2M51S</meta:editing-duration>
    <meta:editing-cycles>1</meta:editing-cycles>
    <meta:document-statistic meta:object-count="15"/>
    <meta:generator>LibreOffice/4.2.3.3$Linux_X86_64 LibreOffice_project/420m0$Build-3</meta:generator>
  </office:meta>
</office:document-meta>
</file>